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102cm" draw:marker-start-width="0.509cm" draw:marker-end-width="0.509cm" draw:fill="none" draw:textarea-horizontal-align="justify" draw:textarea-vertical-align="middle" draw:auto-grow-height="false" fo:min-height="2.624cm" fo:min-width="2.374cm" fo:padding-top="0.176cm" fo:padding-bottom="0.176cm" fo:padding-left="0.301cm" fo:padding-right="0.301cm"/>
    </style:style>
    <style:style style:name="gr2" style:family="graphic" style:parent-style-name="standard">
      <style:graphic-properties draw:stroke="solid" draw:stroke-dash="Ultrafine_20_Dashed" svg:stroke-width="0.102cm" draw:marker-start-width="0.509cm" draw:marker-end-width="0.509cm" draw:fill="none" draw:textarea-horizontal-align="justify" draw:textarea-vertical-align="middle" draw:auto-grow-height="false" fo:min-height="2.522cm" fo:min-width="2.272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draw:marker-start-width="0.508cm" draw:marker-end="Arrow" draw:marker-end-width="0.6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1.2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rebuchet MS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Trebuchet MS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4.064cm" svg:x="3.159cm" svg:y="7.223cm">
          <text:p text:style-name="P1"><text:span text:style-name="T1">Trố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064cm" svg:height="4.064cm" svg:x="19.542cm" svg:y="7.096cm">
          <text:p text:style-name="P1"><text:span text:style-name="T1">Có khá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-1.528cm" svg:x1="6.628cm" svg:y1="7.818cm" svg:x2="21.574cm" svg:y2="7.096cm" draw:start-shape="id1" draw:start-glue-point="11" draw:end-shape="id2" draw:end-glue-point="4" svg:d="M6628 7818c0-4201 14946-3840 14946-722" svg:viewBox="0 0 14947 3108">
          <text:p/>
        </draw:connector>
        <draw:connector draw:style-name="gr4" draw:text-style-name="P3" draw:layer="layout" draw:type="curve" draw:line-skew="2.036cm" svg:x1="20.137cm" svg:y1="10.565cm" svg:x2="5.191cm" svg:y2="11.287cm" draw:start-shape="id2" draw:start-glue-point="7" draw:end-shape="id1" draw:end-glue-point="8" svg:d="M20137 10565c0 4965-14946 4604-14946 722" svg:viewBox="0 0 14947 3681">
          <text:p/>
        </draw:connector>
        <draw:frame draw:style-name="gr5" draw:text-style-name="P5" draw:layer="layout" svg:width="12.827cm" svg:height="1.505cm" svg:x="8.874cm" svg:y="3.667cm">
          <draw:text-box>
            <text:p text:style-name="P4"><text:span text:style-name="T2">Có khách gọi món tại bàn đó</text:span></text:p>
          </draw:text-box>
        </draw:frame>
        <draw:frame draw:style-name="gr5" draw:text-style-name="P5" draw:layer="layout" svg:width="12.827cm" svg:height="1.505cm" svg:x="8.62cm" svg:y="14.354cm">
          <draw:text-box>
            <text:p text:style-name="P4"><text:span text:style-name="T2">Có khách thanh toán tại bàn đ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2T00:41:43.551000000</meta:creation-date>
    <dc:date>2015-12-12T00:52:42.412000000</dc:date>
    <meta:editing-duration>PT10M58S</meta:editing-duration>
    <meta:editing-cycles>1</meta:editing-cycles>
    <meta:document-statistic meta:object-count="6"/>
    <meta:generator>LibreOffice/5.0.3.2$Windows_x86 LibreOffice_project/e5f16313668ac592c1bfb310f4390624e3dbfb75</meta:generator>
  </office:meta>
</office:document-meta>
</file>